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251d27" officeooo:paragraph-rsid="000dd021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7e974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sistema">
      <style:text-properties officeooo:rsid="000cf989" officeooo:paragraph-rsid="000cf989"/>
    </style:style>
    <style:style style:name="P12" style:family="paragraph" style:parent-style-name="Azione_20_sistema">
      <style:text-properties officeooo:rsid="0013cfcb" officeooo:paragraph-rsid="0013cfcb"/>
    </style:style>
    <style:style style:name="P13" style:family="paragraph" style:parent-style-name="Standard" style:list-style-name="L1">
      <style:text-properties officeooo:rsid="000e27c0" officeooo:paragraph-rsid="00147cfd"/>
    </style:style>
    <style:style style:name="P14" style:family="paragraph" style:parent-style-name="Azione_20_attore">
      <style:text-properties officeooo:rsid="000db710" officeooo:paragraph-rsid="000cf989"/>
    </style:style>
    <style:style style:name="P15" style:family="paragraph" style:parent-style-name="Azione_20_attore">
      <style:text-properties officeooo:rsid="000db710" officeooo:paragraph-rsid="000db710"/>
    </style:style>
    <style:style style:name="P16" style:family="paragraph" style:parent-style-name="Azione_20_attore">
      <style:text-properties officeooo:rsid="0012f53f" officeooo:paragraph-rsid="000cf989"/>
    </style:style>
    <style:style style:name="P17" style:family="paragraph" style:parent-style-name="Azione_20_attore">
      <style:text-properties officeooo:rsid="000cf989" officeooo:paragraph-rsid="0012f53f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009f9" style:font-weight-asian="bold" style:font-weight-complex="bold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883d"/>
    </style:style>
    <style:style style:name="T9" style:family="text">
      <style:text-properties officeooo:rsid="0014a617"/>
    </style:style>
    <style:style style:name="T10" style:family="text">
      <style:text-properties officeooo:rsid="0015f5fc"/>
    </style:style>
    <style:style style:name="T11" style:family="text">
      <style:text-properties officeooo:rsid="0016ad57"/>
    </style:style>
    <style:style style:name="T12" style:family="text">
      <style:text-properties officeooo:rsid="000dd021"/>
    </style:style>
    <style:style style:name="T13" style:family="text">
      <style:text-properties officeooo:rsid="0017e97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9">Inserimento </text:span>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278241" text:style-name="Numerazione_20_UC">
              <text:list-header>
                <text:p text:style-name="P14"/>
              </text:list-header>
              <text:list-item>
                <text:p text:style-name="P15"><text:span text:style-name="T2">L'utente </text:span><text:s/>accede alla sezione Questionari <text:span text:style-name="T2">(</text:span><text:span text:style-name="T5">include</text:span><text:span text:style-name="T3"> Visualizza Questionari </text:span><text:span text:style-name="T5">)</text:span></text:p>
              </text:list-item>
              <text:list-item>
                <text:p text:style-name="P11">Il sistema <text:span text:style-name="T10">mostra </text:span>la <text:span text:style-name="T8">lista dei questionari</text:span></text:p>
              </text:list-item>
              <text:list-item>
                <text:p text:style-name="P16">L'utente accede alla sezione di inserimento dei questionari</text:p>
              </text:list-item>
              <text:list-item>
                <text:p text:style-name="P11">Il s<text:span text:style-name="T2">istema mostra il form per l'inserimento del questionario</text:span></text:p>
              </text:list-item>
              <text:list-item>
                <text:p text:style-name="P17"><text:span text:style-name="T2">L'utente inserisce le domande negli appositi campi e le tipologie di risposta relative alle domande ( risposta aperta, o a scelta multipla)</text:span><text:span text:style-name="T6"> e salva il questionario</text:span></text:p>
              </text:list-item>
              <text:list-item>
                <text:p text:style-name="P12">Il sistema memorizza il questionario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mostra al delegato questionari l'elenco aggiornato dei questionari (include <text:s/></text:span><text:span text:style-name="T4">Visualizza Questionari</text:span><text:span text:style-name="T1">)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9271490" text:style-name="L1">
              <text:list-item>
                <text:p text:style-name="P13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<text:span text:style-name="T11">di inserimento </text:span>non dovrà richi<text:span text:style-name="T12">e</text:span>dere piu' di 5 secondi</text:p>
          </table:table-cell>
        </table:table-row>
      </table:table>
      <text:p text:style-name="P10"/>
      <text:p text:style-name="P8"><text:span text:style-name="T13">UC_H_20_inserimento_questionario:</text:span> <text:span text:style-name="T9">Inserimento nuovo </text:span>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6</meta:editing-cycles>
    <meta:generator>LibreOffice/3.6$Windows_x86 LibreOffice_project/da8c1e6-fd468f4-454e206-f42a4a9-143cfd</meta:generator>
    <dc:date>2012-10-26T19:14:37.93</dc:date>
    <meta:document-statistic meta:table-count="1" meta:image-count="0" meta:object-count="0" meta:page-count="1" meta:paragraph-count="22" meta:word-count="156" meta:character-count="1087" meta:non-whitespace-character-count="954"/>
  </office:meta>
</office:document-meta>
</file>